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8.005cm" fo:min-width="8.39cm" draw:shadow="hidden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03cm" fo:min-width="1.088cm" draw:shadow="hidden" loext:decorative="false"/>
      <style:paragraph-properties style:writing-mode="lr-tb"/>
    </style:style>
    <style:style style:name="gr4" style:family="graphic" style:parent-style-name="standard">
      <style:graphic-properties draw:marker-start="Arrow" draw:marker-end="Arrow" draw:textarea-vertical-align="middle" draw:shadow="hidden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1.097cm" fo:min-width="2.194cm" draw:shadow="hidden" loext:decorative="false"/>
      <style:paragraph-properties style:writing-mode="lr-tb"/>
    </style:style>
    <style:style style:name="gr6" style:family="graphic" style:parent-style-name="standard">
      <style:graphic-properties draw:marker-start="Arrow" draw:textarea-vertical-align="middle" draw:shadow="hidden" loext:decorative="false"/>
    </style:style>
    <style:style style:name="gr7" style:family="graphic" style:parent-style-name="standard">
      <style:graphic-properties draw:marker-start="" draw:marker-end="Arrow" draw:textarea-vertical-align="middle" draw:shadow="hidden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2.04cm" draw:shadow="hidden" loext:decorative="false"/>
      <style:paragraph-properties style:writing-mode="lr-tb"/>
    </style:style>
    <style:style style:name="gr9" style:family="graphic" style:parent-style-name="standard">
      <style:graphic-properties draw:marker-end="Arrow" draw:textarea-vertical-align="middle" draw:shadow="hidden" loext:decorative="false"/>
    </style:style>
    <style:style style:name="gr10" style:family="graphic" style:parent-style-name="objectwithoutfill">
      <style:graphic-properties svg:stroke-color="#ff0000" draw:fill="none" draw:textarea-vertical-align="middle" draw:shadow="hidden" loext:decorative="false"/>
    </style:style>
    <style:style style:name="gr1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655cm" fo:min-width="5.215cm" draw:shadow="hidden" loext:decorative="false"/>
      <style:paragraph-properties style:writing-mode="lr-tb"/>
    </style:style>
    <style:style style:name="gr12" style:family="graphic" style:parent-style-name="objectwithoutfill">
      <style:graphic-properties draw:marker-end="Arrow" draw:fill="none" draw:textarea-vertical-align="middle" draw:shadow="hidden" loext:decorative="false"/>
    </style:style>
    <style:style style:name="gr13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02cm" fo:min-width="5.215cm" draw:shadow="hidden" loext:decorative="false"/>
      <style:paragraph-properties style:writing-mode="lr-tb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7.93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draw:shadow="visible" loext:decorative="false"/>
      <style:paragraph-properties style:writing-mode="lr-tb"/>
    </style:style>
    <style:style style:name="pr5" style:family="presentation" style:parent-style-name="Forestbird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Forestbird1_5f_-title">
      <style:graphic-properties draw:auto-grow-height="true" fo:min-height="2.5cm" draw:shadow="visible" loext:decorative="false"/>
      <style:paragraph-properties style:writing-mode="lr-tb"/>
    </style:style>
    <style:style style:name="pr7" style:family="presentation" style:parent-style-name="Forestbird1_5f_-notes">
      <style:graphic-properties draw:fill-color="#ffffff" draw:auto-grow-height="true" fo:min-height="13.364cm" loext:decorative="false"/>
      <style:paragraph-properties style:writing-mode="lr-tb"/>
    </style:style>
    <style:style style:name="pr8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 loext:decorative="false"/>
      <style:paragraph-properties style:writing-mode="lr-tb"/>
    </style:style>
    <style:style style:name="pr13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3_5f_-outline1">
      <style:graphic-properties fo:min-height="12cm" loext:decorative="false"/>
      <style:paragraph-properties style:writing-mode="lr-tb"/>
    </style:style>
    <style:style style:name="pr15" style:family="presentation" style:parent-style-name="Forestbird3_5f_-notes">
      <style:graphic-properties draw:fill-color="#ffffff" draw:auto-grow-height="true" fo:min-height="13.364cm" loext:decorative="false"/>
      <style:paragraph-properties style:writing-mode="lr-tb"/>
    </style:style>
    <style:style style:name="pr16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3_5f__5f_-outline1">
      <style:graphic-properties fo:min-height="12cm" loext:decorative="false"/>
      <style:paragraph-properties style:writing-mode="lr-tb"/>
    </style:style>
    <style:style style:name="pr18" style:family="presentation" style:parent-style-name="Forestbird3_5f__5f_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text-properties fo:font-size="36pt" style:font-size-asian="24pt" style:font-size-complex="24pt"/>
    </style:style>
    <style:style style:name="P2" style:family="paragraph">
      <loext:graphic-properties draw:fill-color="#ffffff"/>
      <style:text-properties fo:font-size="36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601cm" svg:x="1.5cm" svg:y="0.45cm" presentation:class="title" presentation:user-transformed="true">
          <draw:text-box>
            <text:p>Carbon Flow carbon accounting,<text:line-break/>an impact DAO</text:p>
          </draw:text-box>
        </draw:frame>
        <draw:frame presentation:style-name="pr2" draw:text-style-name="P2" draw:layer="layout" svg:width="25cm" svg:height="7.93cm" svg:x="1.5cm" svg:y="3.5cm" presentation:class="subtitle" presentation:user-transformed="true">
          <draw:text-box>
            <text:p text:style-name="P1"><text:span text:style-name="T1">Enabling using of a Colony DAO app</text:span><text:span text:style-name="T1"><text:line-break/></text:span><text:span text:style-name="T1">to control my Carbon smart contra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Structure</text:p>
          </draw:text-box>
        </draw:frame>
        <draw:custom-shape draw:style-name="gr2" draw:text-style-name="P4" draw:layer="layout" svg:width="8.89cm" svg:height="8.255cm" svg:x="8.255cm" svg:y="2.54cm">
          <text:p text:style-name="P4">Carbon</text:p>
          <text:p text:style-name="P4">contract</text:p>
          <text:p text:style-name="P4">(ERC-1155)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3.175cm" svg:height="1.905cm" svg:x="12.7cm" svg:y="3.17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2" draw:id="id2" draw:layer="layout" svg:width="3.175cm" svg:height="1.905cm" svg:x="12.7cm" svg:y="5.71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3.175cm" svg:height="1.905cm" svg:x="12.7cm" svg:y="8.25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4.288cm" svg:y1="5.08cm" svg:x2="14.288cm" svg:y2="5.715cm" draw:start-shape="id1" draw:start-glue-point="6" draw:end-shape="id2" draw:end-glue-point="4" svg:d="M14288 5080v635" svg:viewBox="0 0 1 636">
          <text:p/>
        </draw:connector>
        <draw:custom-shape draw:style-name="gr5" draw:text-style-name="P5" xml:id="id3" draw:id="id3" draw:layer="layout" svg:width="3.81cm" svg:height="1.905cm" svg:x="18.415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5cm" svg:y1="4.128cm" svg:x2="18.415cm" svg:y2="4.128cm" draw:start-shape="id1" draw:start-glue-point="7" draw:end-shape="id3" draw:end-glue-point="6" svg:d="M15875 4128h2540" svg:viewBox="0 0 2541 1">
          <text:p/>
        </draw:connector>
        <draw:custom-shape draw:style-name="gr5" draw:text-style-name="P5" xml:id="id4" draw:id="id4" draw:layer="layout" svg:width="3.81cm" svg:height="1.905cm" svg:x="18.415cm" svg:y="8.25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5cm" svg:y1="9.208cm" svg:x2="18.415cm" svg:y2="9.208cm" draw:end-shape="id4" draw:end-glue-point="6" svg:d="M15875 9208h2540" svg:viewBox="0 0 2541 1">
          <text:p/>
        </draw:connector>
        <draw:custom-shape draw:style-name="gr5" draw:text-style-name="P5" xml:id="id5" draw:id="id5" draw:layer="layout" svg:width="3.81cm" svg:height="1.905cm" svg:x="18.428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88cm" svg:y1="4.128cm" svg:x2="18.428cm" svg:y2="4.128cm" draw:end-shape="id5" draw:end-glue-point="6" svg:d="M15888 4128h2540" svg:viewBox="0 0 2541 1">
          <text:p/>
        </draw:connector>
        <draw:connector draw:style-name="gr4" draw:text-style-name="P5" draw:layer="layout" svg:x1="14.288cm" svg:y1="7.62cm" svg:x2="14.317cm" svg:y2="8.243cm" draw:start-shape="id2" draw:start-glue-point="6" svg:d="M14288 7620v574h29v49" svg:viewBox="0 0 30 624">
          <text:p/>
        </draw:connector>
        <draw:custom-shape draw:style-name="gr5" draw:text-style-name="P5" xml:id="id6" draw:id="id6" draw:layer="layout" svg:width="3.81cm" svg:height="1.905cm" svg:x="18.359cm" svg:y="5.71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19cm" svg:y1="6.668cm" svg:x2="18.359cm" svg:y2="6.668cm" draw:end-shape="id6" draw:end-glue-point="6" svg:d="M15819 6668h2540" svg:viewBox="0 0 2541 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_5f_" presentation:presentation-page-layout-name="AL2T1">
        <office:forms form:automatic-focus="false" form:apply-design-mode="false"/>
        <draw:frame presentation:style-name="pr6" draw:layer="layout" svg:width="25cm" svg:height="2.5cm" svg:x="1.5cm" svg:y="0.5cm" presentation:class="title" presentation:user-transformed="true">
          <draw:text-box>
            <text:p>Interface with ERC-20</text:p>
          </draw:text-box>
        </draw:frame>
        <draw:custom-shape draw:style-name="gr2" draw:text-style-name="P4" draw:layer="layout" svg:width="8.89cm" svg:height="8.255cm" svg:x="8.256cm" svg:y="2.54cm">
          <text:p text:style-name="P4">Carbon</text:p>
          <text:p text:style-name="P4">contract</text:p>
          <text:p text:style-name="P4">(ERC-1155)</text:p>
          <draw:enhanced-geometry svg:viewBox="0 0 21600 21600" draw:type="rectangle" draw:enhanced-path="M 0 0 L 21600 0 21600 21600 0 21600 0 0 Z N"/>
        </draw:custom-shape>
        <draw:custom-shape draw:style-name="gr3" draw:text-style-name="P5" xml:id="id7" draw:id="id7" draw:layer="layout" svg:width="3.175cm" svg:height="1.905cm" svg:x="12.701cm" svg:y="3.17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8" draw:id="id8" draw:layer="layout" svg:width="3.175cm" svg:height="1.905cm" svg:x="12.701cm" svg:y="5.71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draw:layer="layout" svg:width="3.175cm" svg:height="1.905cm" svg:x="12.701cm" svg:y="8.255cm"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4.289cm" svg:y1="5.08cm" svg:x2="14.289cm" svg:y2="5.715cm" draw:start-shape="id7" draw:start-glue-point="6" draw:end-shape="id8" draw:end-glue-point="4" svg:d="M14289 5080v635" svg:viewBox="0 0 1 636">
          <text:p/>
        </draw:connector>
        <draw:custom-shape draw:style-name="gr5" draw:text-style-name="P5" xml:id="id9" draw:id="id9" draw:layer="layout" svg:width="3.81cm" svg:height="1.905cm" svg:x="18.416cm" svg:y="3.17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6cm" svg:y1="4.128cm" svg:x2="18.416cm" svg:y2="4.128cm" draw:start-shape="id7" draw:start-glue-point="7" draw:end-shape="id9" draw:end-glue-point="6" svg:d="M15876 4128h2540" svg:viewBox="0 0 2541 1">
          <text:p/>
        </draw:connector>
        <draw:custom-shape draw:style-name="gr5" draw:text-style-name="P5" xml:id="id10" draw:id="id10" draw:layer="layout" svg:width="3.81cm" svg:height="1.905cm" svg:x="18.416cm" svg:y="8.25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76cm" svg:y1="9.208cm" svg:x2="18.416cm" svg:y2="9.208cm" draw:end-shape="id10" draw:end-glue-point="6" svg:d="M15876 9208h2540" svg:viewBox="0 0 2541 1">
          <text:p/>
        </draw:connector>
        <draw:custom-shape draw:style-name="gr5" draw:text-style-name="P5" xml:id="id11" draw:id="id11" draw:layer="layout" svg:width="3.81cm" svg:height="1.905cm" svg:x="18.429cm" svg:y="3.175cm">
          <text:p text:style-name="P5">ERC-20</text:p>
          <text:p text:style-name="P5">wr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89cm" svg:y1="4.128cm" svg:x2="18.429cm" svg:y2="4.128cm" draw:end-shape="id11" draw:end-glue-point="6" svg:d="M15889 4128h2540" svg:viewBox="0 0 2541 1">
          <text:p/>
        </draw:connector>
        <draw:connector draw:style-name="gr4" draw:text-style-name="P5" draw:layer="layout" svg:x1="14.289cm" svg:y1="7.62cm" svg:x2="14.318cm" svg:y2="8.243cm" draw:start-shape="id8" draw:start-glue-point="6" svg:d="M14289 7620v574h29v49" svg:viewBox="0 0 30 624">
          <text:p/>
        </draw:connector>
        <draw:custom-shape draw:style-name="gr5" draw:text-style-name="P5" xml:id="id12" draw:id="id12" draw:layer="layout" svg:width="3.81cm" svg:height="1.905cm" svg:x="18.36cm" svg:y="5.715cm">
          <text:p text:style-name="P5"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5.82cm" svg:y1="6.668cm" svg:x2="18.36cm" svg:y2="6.668cm" draw:end-shape="id12" draw:end-glue-point="6" svg:d="M15820 6668h2540" svg:viewBox="0 0 2541 1">
          <text:p/>
        </draw:connector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presentation:style-name="pr8" draw:layer="layout" svg:width="25cm" svg:height="2.5cm" svg:x="1.5cm" svg:y="0.5cm" presentation:class="title">
          <draw:text-box>
            <text:p>Theft Protection</text:p>
          </draw:text-box>
        </draw:frame>
        <draw:custom-shape draw:style-name="gr8" draw:text-style-name="P5" xml:id="id13" draw:id="id13" draw:layer="layout" svg:width="5.08cm" svg:height="1.905cm" svg:x="8.015cm" svg:y="3.81cm">
          <text:p text:style-name="P5">Paris</text:p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14" draw:id="id14" draw:layer="layout" svg:width="5.08cm" svg:height="1.905cm" svg:x="15cm" svg:y="3.81cm">
          <text:p text:style-name="P5">France</text:p>
          <text:p text:style-name="P5">tok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5" draw:layer="layout" svg:x1="13.095cm" svg:y1="4.762cm" svg:x2="15cm" svg:y2="4.763cm" draw:start-shape="id13" draw:start-glue-point="1" draw:end-shape="id14" draw:end-glue-point="5" svg:d="M13095 4762h953v1h952" svg:viewBox="0 0 1906 2">
          <text:p/>
        </draw:connector>
        <draw:line draw:style-name="gr10" draw:text-style-name="P6" draw:layer="layout" svg:x1="13.73cm" svg:y1="3.81cm" svg:x2="13.73cm" svg:y2="8.255cm">
          <text:p/>
        </draw:line>
        <draw:custom-shape draw:style-name="gr11" draw:text-style-name="P6" draw:layer="layout" svg:width="5.715cm" svg:height="1.905cm" svg:x="10.99cm" svg:y="8.49cm">
          <text:p text:style-name="P5">Transfer limit,<text:line-break/>lock,<text:line-break/>devaluing</text:p>
          <draw:enhanced-geometry svg:viewBox="0 0 21600 21600" draw:type="rectangle" draw:enhanced-path="M 0 0 L 21600 0 21600 21600 0 21600 0 0 Z N"/>
        </draw:custom-shape>
        <draw:custom-shape draw:style-name="gr5" draw:text-style-name="P5" xml:id="id16" draw:id="id16" draw:layer="layout" svg:width="3.81cm" svg:height="1.905cm" svg:x="2.935cm" svg:y="3.81cm">
          <text:p text:style-name="P5">Paris<text:line-break/>maj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xml:id="id15" draw:id="id15" draw:layer="layout" svg:width="3.81cm" svg:height="1.905cm" svg:x="21.35cm" svg:y="3.81cm">
          <text:p text:style-name="P5">France<text:line-break/>DA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5" draw:layer="layout" svg:x1="21.35cm" svg:y1="4.763cm" svg:x2="20.08cm" svg:y2="4.763cm" draw:start-shape="id15" draw:start-glue-point="6" draw:end-shape="id14" draw:end-glue-point="7" svg:d="M21350 4763h-1270" svg:viewBox="0 0 1271 1">
          <text:p/>
        </draw:connector>
        <draw:connector draw:style-name="gr9" draw:text-style-name="P5" draw:layer="layout" svg:x1="6.745cm" svg:y1="4.763cm" svg:x2="8.015cm" svg:y2="4.763cm" draw:start-shape="id16" draw:start-glue-point="10" draw:end-shape="id13" draw:end-glue-point="5" svg:d="M6745 4763h1270" svg:viewBox="0 0 1271 1">
          <text:p/>
        </draw:connector>
        <draw:line draw:style-name="gr12" draw:text-style-name="P6" draw:layer="layout" svg:x1="23.255cm" svg:y1="5.715cm" svg:x2="16.27cm" svg:y2="8.89cm">
          <text:p/>
        </draw:line>
        <draw:custom-shape draw:style-name="gr13" draw:text-style-name="P6" draw:layer="layout" svg:width="5.715cm" svg:height="1.27cm" svg:x="1.905cm" svg:y="5.715cm">
          <text:p text:style-name="P5">Carbon thief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Sustainable Business Model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header>
                <text:p><text:span text:style-name="T2">For profit corp:</text:span></text:p>
              </text:list-header>
              <text:list-item>
                <text:p>I am going to sell the app as a SaaS.</text:p>
              </text:list-item>
              <text:list-item>
                <text:p>The planned price is $4-5/month.</text:p>
                <text:p><text:span text:style-name="T2">Global non-profit:</text:span></text:p>
              </text:list-item>
              <text:list-item>
                <text:p>Collect carbon tax.</text:p>
              </text:list-item>
              <text:list-item>
                <text:p>Finance climate pro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Requested Grant Funding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$15000 for my salary spread three months</text:span></text:p>
              </text:list-item>
              <text:list-item>
                <text:p text:style-name="P7"><text:span text:style-name="T3">$15000 for SE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_5f_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Requested Grant Funding</text:p>
          </draw:text-box>
        </draw:frame>
        <draw:frame presentation:style-name="pr17" draw:layer="layout" svg:width="25cm" svg:height="9cm" svg:x="1.5cm" svg:y="3.5cm" presentation:class="outlin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Carbon contract is done.</text:span></text:p>
              </text:list-item>
              <text:list-item>
                <text:p text:style-name="P7"><text:span text:style-name="T3">The Colony DAO is half-done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Developer</text:p>
          </draw:text-box>
        </draw:frame>
        <draw:frame presentation:style-name="pr14" draw:layer="layout" svg:width="25cm" svg:height="9cm" svg:x="1.5cm" svg:y="3.5cm" presentation:class="outline">
          <draw:text-box>
            <text:list text:style-name="L2">
              <text:list-header>
                <text:p><text:span text:style-name="T2">Victor Porton</text:span><text:span text:style-name="T3">, a mathematician</text:span></text:p>
                <text:p><text:span text:style-name="T3">and a serial blockchain hackathons winner</text:span></text:p>
                <text:p><text:span text:style-name="T3"><text:a xlink:href="mailto:porton@vporton.name" xlink:type="simple">porton@vporton.name</text:a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_5f_-background" style:display-name="Forestbird1_-background" style:family="presentation">
      <style:graphic-properties draw:stroke="none" draw:fill="none" style:repeat="stretch"/>
      <style:text-properties style:letter-kerning="true"/>
    </style:style>
    <style:style style:name="Forestbird1_5f_-backgroundobjects" style:display-name="Forestbird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_5f_-notes" style:display-name="Forestbird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_5f_-outline1" style:display-name="Forestbird1_-outline1" style:family="presentation">
      <style:graphic-properties draw:stroke="none" draw:fill="none" draw:auto-grow-height="false" draw:fit-to-size="false" style:shrink-to-fit="true">
        <text:list-style style:name="Forestbird1_5f_-outline1" style:display-name="Forestbird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_5f_-outline2" style:display-name="Forestbird1_-outline2" style:family="presentation" style:parent-style-name="Forestbird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_5f_-outline3" style:display-name="Forestbird1_-outline3" style:family="presentation" style:parent-style-name="Forestbird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_5f_-outline4" style:display-name="Forestbird1_-outline4" style:family="presentation" style:parent-style-name="Forestbird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_5f_-outline5" style:display-name="Forestbird1_-outline5" style:family="presentation" style:parent-style-name="Forestbird1_5f_-outline4">
      <style:paragraph-properties fo:margin-left="0cm" fo:margin-right="0cm" fo:margin-top="0.074cm" fo:margin-bottom="0cm" fo:text-indent="0cm"/>
    </style:style>
    <style:style style:name="Forestbird1_5f_-outline6" style:display-name="Forestbird1_-outline6" style:family="presentation" style:parent-style-name="Forestbird1_5f_-outline5"/>
    <style:style style:name="Forestbird1_5f_-outline7" style:display-name="Forestbird1_-outline7" style:family="presentation" style:parent-style-name="Forestbird1_5f_-outline6"/>
    <style:style style:name="Forestbird1_5f_-outline8" style:display-name="Forestbird1_-outline8" style:family="presentation" style:parent-style-name="Forestbird1_5f_-outline7"/>
    <style:style style:name="Forestbird1_5f_-outline9" style:display-name="Forestbird1_-outline9" style:family="presentation" style:parent-style-name="Forestbird1_5f_-outline8"/>
    <style:style style:name="Forestbird1_5f_-subtitle" style:display-name="Forestbird1_-subtitle" style:family="presentation">
      <style:graphic-properties draw:stroke="none" draw:fill="none" draw:textarea-vertical-align="middle">
        <text:list-style style:name="Forestbird1_5f_-subtitle" style:display-name="Forestbird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_5f_-title" style:display-name="Forestbird1_-title" style:family="presentation">
      <style:graphic-properties draw:stroke="none" draw:fill="none" draw:textarea-vertical-align="middle">
        <text:list-style style:name="Forestbird1_5f_-title" style:display-name="Forestbird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gr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2.25cm" fo:min-width="0cm" loext:decorative="false"/>
    </style:style>
    <style:style style:name="Mgr8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782cm" loext:decorative="false"/>
    </style:style>
    <style:style style:name="Mgr9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1.282cm" loext:decorative="false"/>
    </style:style>
    <style:style style:name="Mgr10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782cm" loext:decorative="false"/>
    </style:style>
    <style:style style:name="Mgr11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fo:min-height="0.282cm" fo:min-width="0.282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_5f_" style:display-name="Forestbird1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_5f_-title" draw:layer="backgroundobjects" svg:width="25cm" svg:height="2.5cm" svg:x="1.5cm" svg:y="0.5cm" presentation:class="titl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9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1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_5f_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_5f_-title" draw:layer="backgroundobjects" svg:width="14.848cm" svg:height="11.136cm" svg:x="3.075cm" svg:y="2.257cm" presentation:class="page"/>
        <draw:frame presentation:style-name="Forestbird1_5f_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_5f_-title" draw:layer="backgroundobjects" svg:width="14.848cm" svg:height="11.136cm" svg:x="3.075cm" svg:y="2.257cm" presentation:class="page"/>
        <draw:frame presentation:style-name="Forestbird3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4.848cm" svg:height="11.136cm" svg:x="3.075cm" svg:y="2.257cm" presentation:class="page"/>
        <draw:frame presentation:style-name="Forestbird3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0:58:21.900696721</meta:creation-date>
    <meta:editing-duration>PT25M16S</meta:editing-duration>
    <meta:editing-cycles>23</meta:editing-cycles>
    <meta:generator>LibreOffice/7.6.4.1$Linux_X86_64 LibreOffice_project/60$Build-1</meta:generator>
    <dc:title>Forestbird</dc:title>
    <dc:date>2024-03-08T01:23:46.510795195</dc:date>
    <meta:document-statistic meta:object-count="490"/>
  </office:meta>
</office:document-meta>
</file>